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style>
    <style:style style:name="P2" style:family="paragraph" style:parent-style-name="Standard">
      <style:paragraph-properties fo:margin-left="0cm" fo:margin-right="0cm" fo:line-height="100%" fo:text-align="start" style:justify-single-word="false" fo:orphans="2" fo:widows="2" fo:text-indent="1.251cm" style:auto-text-indent="false" style:vertical-align="auto"/>
      <style:text-properties style:font-name="Times New Roman" fo:language="ru" fo:country="RU"/>
    </style:style>
    <style:style style:name="P3" style:family="paragraph" style:parent-style-name="Standard">
      <style:paragraph-properties fo:margin-left="0cm" fo:margin-right="0cm" fo:line-height="100%" fo:text-align="start" style:justify-single-word="false" fo:orphans="2" fo:widows="2" fo:text-indent="1.251cm" style:auto-text-indent="false" style:vertical-align="auto"/>
      <style:text-properties fo:language="ru" fo:country="RU"/>
    </style:style>
    <style:style style:name="P4" style:family="paragraph" style:parent-style-name="Standard">
      <style:paragraph-properties fo:margin-left="0cm" fo:margin-right="0cm" fo:line-height="100%" fo:text-align="start" style:justify-single-word="false" fo:orphans="2" fo:widows="2" fo:text-indent="1.251cm" style:auto-text-indent="false" style:vertical-align="auto"/>
    </style:style>
    <style:style style:name="P5" style:family="paragraph" style:parent-style-name="Table_20_Contents">
      <style:paragraph-properties fo:margin-top="0cm" fo:margin-bottom="0.499cm"/>
      <style:text-properties fo:font-size="14pt" style:font-size-asian="14pt" style:font-size-complex="14pt"/>
    </style:style>
    <style:style style:name="P6" style:family="paragraph" style:parent-style-name="Standard">
      <style:paragraph-properties fo:margin-left="0cm" fo:margin-right="0cm" fo:line-height="100%" fo:text-align="start" style:justify-single-word="false" fo:orphans="2" fo:widows="2" fo:text-indent="1.251cm" style:auto-text-indent="false" style:vertical-align="auto"/>
      <style:text-properties style:font-name="Times New Roman" fo:font-size="14pt" fo:language="ru" fo:country="RU" style:font-size-asian="14pt" style:language-asian="ru" style:country-asian="RU" style:font-name-complex="Times New Roman2" style:font-size-complex="14pt" style:language-complex="ar" style:country-complex="SA"/>
    </style:style>
    <style:style style:name="P7" style:family="paragraph" style:parent-style-name="Standard" style:list-style-name="L1">
      <style:paragraph-properties fo:margin-left="0cm" fo:margin-right="0cm" fo:line-height="100%" fo:text-align="start" style:justify-single-word="false" fo:orphans="2" fo:widows="2" fo:text-indent="1.251cm" style:auto-text-indent="false" style:vertical-align="auto"/>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P8" style:family="paragraph" style:parent-style-name="Standard">
      <style:paragraph-properties fo:margin-left="0cm" fo:margin-right="0cm" fo:line-height="100%" fo:text-align="start" style:justify-single-word="false" fo:orphans="2" fo:widows="2" fo:text-indent="1.251cm" style:auto-text-indent="false" style:vertical-align="auto"/>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P9" style:family="paragraph" style:parent-style-name="Standard">
      <style:paragraph-properties fo:margin-left="0cm" fo:margin-right="0cm" fo:line-height="100%" fo:text-align="start" style:justify-single-word="false" fo:orphans="2" fo:widows="2" fo:text-indent="1.251cm" style:auto-text-indent="false" style:vertical-align="auto"/>
      <style:text-properties style:font-name="Times New Roman1"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P10" style:family="paragraph" style:parent-style-name="Standard">
      <style:paragraph-properties fo:margin-left="0cm" fo:margin-right="0cm" fo:margin-top="0cm" fo:margin-bottom="0cm" fo:line-height="100%" fo:text-align="start" style:justify-single-word="false" fo:orphans="2" fo:widows="2" fo:text-indent="0cm" style:auto-text-indent="false" style:vertical-align="auto"/>
      <style:text-properties style:font-name="Times New Roman1" fo:font-size="14pt" fo:language="ru" fo:country="RU" fo:font-weight="bold" style:font-size-asian="14pt" style:language-asian="ru" style:country-asian="RU" style:font-weight-asian="bold" style:font-name-complex="Times New Roman2" style:font-size-complex="14pt" style:language-complex="ar" style:country-complex="SA" style:font-weight-complex="bold"/>
    </style:style>
    <style:style style:name="P11" style:family="paragraph" style:parent-style-name="Heading_20_1">
      <style:paragraph-properties fo:margin-left="0cm" fo:margin-right="0cm" fo:line-height="100%" fo:text-align="start" style:justify-single-word="false" fo:text-indent="0cm" style:auto-text-indent="false"/>
    </style:style>
    <style:style style:name="P12" style:family="paragraph" style:parent-style-name="Heading_20_2">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P13" style:family="paragraph" style:parent-style-name="Normal_20__28_Web_29_">
      <style:paragraph-properties fo:margin-left="0cm" fo:margin-right="0cm" fo:line-height="100%" fo:text-align="start" style:justify-single-word="false" fo:orphans="2" fo:widows="2" fo:text-indent="1.251cm" style:auto-text-indent="false" style:vertical-align="auto"/>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1"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2"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font-weight-complex="bold"/>
    </style:style>
    <style:style style:name="T3" style:family="text">
      <style:text-properties fo:font-size="14pt" fo:font-style="italic" style:font-size-asian="14pt" style:language-asian="ru" style:country-asian="RU" style:font-style-asian="italic" style:font-name-complex="Times New Roman2" style:font-size-complex="14pt" style:language-complex="ar" style:country-complex="SA" style:font-style-complex="italic"/>
    </style:style>
    <style:style style:name="T4" style:family="text">
      <style:text-properties fo:font-size="14pt" fo:font-style="italic" style:text-underline-style="none" style:font-size-asian="14pt" style:language-asian="ru" style:country-asian="RU" style:font-style-asian="italic" style:font-name-complex="Times New Roman2" style:font-size-complex="14pt" style:language-complex="ar" style:country-complex="SA" style:font-style-complex="italic"/>
    </style:style>
    <style:style style:name="T5" style:family="text">
      <style:text-properties fo:font-size="14pt" style:font-size-asian="14pt" style:language-asian="ru" style:country-asian="RU" style:font-name-complex="Times New Roman2" style:font-size-complex="14pt" style:language-complex="ar" style:country-complex="SA"/>
    </style:style>
    <style:style style:name="T6" style:family="text">
      <style:text-properties fo:font-size="14pt" style:font-size-asian="14pt" style:language-asian="ru" style:country-asian="RU" style:font-name-complex="Times New Roman2" style:font-size-complex="14pt" style:language-complex="ar" style:country-complex="SA" style:font-style-complex="italic"/>
    </style:style>
    <style:style style:name="T7" style:family="text">
      <style:text-properties fo:font-style="italic" style:font-style-asian="italic" style:font-style-complex="italic"/>
    </style:style>
    <style:style style:name="T8" style:family="text">
      <style:text-properties style:font-name="Times New Roman" fo:font-size="14pt" fo:language="ru" fo:country="RU" style:font-size-asian="14pt" style:language-asian="ru" style:country-asian="RU" style:font-name-complex="Times New Roman2" style:font-size-complex="14pt" style:language-complex="ar" style:country-complex="SA"/>
    </style:style>
    <style:style style:name="T9" style:family="text">
      <style:text-properties style:font-name="Times New Roman" fo:font-size="14pt" fo:language="ru" fo:country="RU" style:font-size-asian="14pt" style:language-asian="ru" style:country-asian="RU" style:font-name-complex="Times New Roman2" style:font-size-complex="14pt" style:language-complex="ar" style:country-complex="SA" style:font-style-complex="italic"/>
    </style:style>
    <style:style style:name="T10" style:family="text">
      <style:text-properties style:font-name="Times New Roman" fo:font-size="14pt" fo:language="ru" fo:country="RU" fo:font-style="italic" style:font-size-asian="14pt" style:language-asian="ru" style:country-asian="RU" style:font-style-asian="italic" style:font-name-complex="Times New Roman2" style:font-size-complex="14pt" style:language-complex="ar" style:country-complex="SA"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Вопрос 31. Средства защиты информации в сети. Домены, контроллеры доменов.</text:h>
      <text:p text:style-name="P2"><text:span text:style-name="T3">Безопасность ИС</text:span><text:span text:style-name="T6"> - это</text:span><text:span text:style-name="T5"> состояние защищенности системы от случайного или преднамеренного вмешательства в нормальный процесс ее функционирования, от попыток несанкционированного получения информации, модификации или физического разрушения ее компонентов. Проще говоря, это способность противодействовать различным возмущающим воздействиям на ИС.</text:span></text:p>
      <text:p text:style-name="P2"><text:span text:style-name="T3">Угроза безопасности информации</text:span><text:span text:style-name="T6"> </text:span><text:span text:style-name="T5">это действия или события, которые могут привести к несанкционированному доступу к информации, ее искажению или даже к разрушению информационных ресурсов управляемой системы, а также программных (soft) и аппаратных (hard) средств.</text:span></text:p>
      <text:p text:style-name="P2"><text:span text:style-name="T3">Уязвимость компьютерной системы</text:span><text:span text:style-name="T6"> - это</text:span><text:span text:style-name="T5"> неудачная характеристика, которая делает возможным возникновение угрозы.</text:span></text:p>
      <text:p text:style-name="P2"><text:span text:style-name="T5">Для нанесения вреда (несанкционированного доступа, изменения информации, вывода из строя программных и аппаратных средств и пр.) применяется атака на компьютерную систему. </text:span><text:span text:style-name="T4">Атака</text:span><text:span text:style-name="T5"> в данном случае - это действие, предпринимаемое злоумышленником, которое заключается в поиске и использовании той или иной уязвимости в системе.</text:span></text:p>
      <text:p text:style-name="P6">Обычно выделяется три основных вида угроз безопасности - это угрозы раскрытия, целостности и отказа в обслуживании. Рассмотрим несколько подробнее каждую из них.</text:p>
      <text:p text:style-name="P2"><text:span text:style-name="T5">Под </text:span><text:span text:style-name="T3">угрозой раскрытия</text:span><text:span text:style-name="T5"> понимается то, что информация может стать известной тому (или тем), кому ее не следовало знать. Очень часто вместо термина «раскрытие» применяют «утечка» или «кража информации».</text:span></text:p>
      <text:p text:style-name="P2"><text:span text:style-name="T3">Угроза целостности</text:span><text:span text:style-name="T6"> информации представляет собой</text:span><text:span text:style-name="T5"> любое умышленное изменение данных, хранящихся в вычислительной системе или тех, которые передаются по каналам связи из одной системы в другую. Как правило, считается, что угрозе раскрытия чаще всего подвержены государственные структуры, а угрозе целостности больше бизнес (коммерческие системы).</text:span></text:p>
      <text:p text:style-name="P1"><text:span text:style-name="T8">Существует и </text:span><text:span text:style-name="T10">угроза отказа</text:span><text:span text:style-name="T9"> в обслуживании системы. Такая угроза</text:span><text:span text:style-name="T8"> возникает каждый раз, когда в результате определенных действий может быть заблокирован доступ к некоторым ресурсам вычислительной системы.</text:span></text:p>
      <text:p text:style-name="P10">Основные угрозы безопасности информации и нормального функционирования ИС:</text:p>
      <text:p text:style-name="P4"><text:span text:style-name="T2">- </text:span><text:span text:style-name="T1">утечка конфиденциальной информации;</text:span></text:p>
      <text:p text:style-name="P4"><text:span text:style-name="T2">- </text:span><text:span text:style-name="T1">компрометация информации;</text:span></text:p>
      <text:p text:style-name="P4"><text:span text:style-name="T2">- </text:span><text:span text:style-name="T1">несанкционированное использование информационных ресурсов;</text:span></text:p>
      <text:p text:style-name="P4"><text:span text:style-name="T2">- </text:span><text:span text:style-name="T1">ошибочное использование информационных ресурсов;</text:span></text:p>
      <text:p text:style-name="P4"><text:span text:style-name="T2">- </text:span><text:span text:style-name="T1">несанкционированный обмен информацией между абонентами;</text:span></text:p>
      <text:p text:style-name="P4"><text:span text:style-name="T2">- </text:span><text:span text:style-name="T1">нарушение информационного обслуживания;</text:span></text:p>
      <text:p text:style-name="P4"><text:span text:style-name="T2">- </text:span><text:span text:style-name="T1">отказ от предоставления доступа к информации;</text:span></text:p>
      <text:list xml:id="list34386316" text:style-name="L1">
        <text:list-item>
          <text:p text:style-name="P7">незаконное использование привилегий.</text:p>
        </text:list-item>
      </text:list>
      <text:p text:style-name="P8"/>
      <text:p text:style-name="P8"/>
      <text:p text:style-name="P9">1.3 Меры обеспечения безопасности сети и средства защиты</text:p>
      <text:p text:style-name="P3"/>
      <text:p text:style-name="P8">Рассматривая методы и средства защиты информации, часто приходится говорить о системе информационной безопасности. Система информационной безопасности представляет собой целый комплекс средств, методов и мер по защите информации. Создание такой системы информационной безопасности (СИБ) в ИС и ИТ основано на определенных принципах, которые мы рассмотрим ниже.</text:p>
      <text:p text:style-name="P8"><text:soft-page-break/>Первым принципом организации является системный подход к построению системы защиты. Системный подход есть оптимальное сочетание связанных между собой, программных, физических, организационных, аппаратных и прочих свойств, которые подтверждены практикой создания отечественных и зарубежных систем защиты и применяемых на всех этапах технологического цикла обработки информации.</text:p>
      <text:p text:style-name="P8">Одним из основных является принцип непрерывного развития системы безопасности. Принцип постоянного развития системы безопасности является очень актуальным для СИБ. Как известно, способы нанесения вреда для ИС постоянно совершенствуются, злоумышленники придумывают всё новые способы несанкционированного доступа в систему, нанесения ей ущерба. Вместе с тем, соответственно, должны развиваться и способы защиты. Постоянно должны устраняться недоработки в системе безопасности, бреши в защите, модернизироваться программный и аппаратный комплексы защиты. Поэтому, только непрерывное развитие системы поможет эффективно защищать систему.</text:p>
      <text:p text:style-name="P8">Принцип разделения и минимизации полномочий по доступу к обрабатываемой информации и процедурам ее обработки подразумевает собой предоставление пользователям и работникам ИС полномочий необходимых только для выполнения ими конкретных заданий. То есть излишних полномочий в данном случае не должно быть.</text:p>
      <text:p text:style-name="P8">Принцип полноты контроля и регистрации попыток несанкционированного доступа предполагает проведение постоянного контроля над пользователями, которые пытаются совершить несанкционированные действия в системе. Постоянный мониторинг безопасности.</text:p>
      <text:p text:style-name="P8">Принцип обеспечения надежности системы защиты предполагает невозможность снижения уровня надежности функционирования ИС при возникновении попыток взлома, сбоев в системе, выхода из строя оборудования и ПО. Для этого часто необходимо еще и создание системы постоянного контроля безопасности.</text:p>
      <text:p text:style-name="P8">Принцип обеспечения всевозможных средств борьбы с вредоносным ПО (вирусами). Данный принцип подразумевает комплекс мер по защите системы от воздействия такого программного обеспечения. В частности, защиту системы антивирусными программами, устранение возможных путей проникновения вирусов, постоянное обновление и оптимизация работы антивирусных программ.</text:p>
      <text:p text:style-name="P8">При обеспечении безопасности любой ИС обязательно должен соблюдаться принцип экономической целесообразности использования системы защиты. Данный принцип выражается в том, что возможный ущерб от воздействия угроз должен превышать расходы на создание и обслуживание СИБ.</text:p>
      <text:p text:style-name="P8">Итак, теперь постараемся определить, какие признаки ИС, у которой отсутствуют проблемы в обеспечении информационной безопасности, таким образом, подобная ИС должна обладать следующими признаками:</text:p>
      <text:p text:style-name="P8">- иметь информацию разной степени конфиденциальности;</text:p>
      <text:p text:style-name="P8">- иметь криптографическую систему защиты информации и конфиденциальных данных;</text:p>
      <text:p text:style-name="P8">- обладать иерархией полномочий субъектов доступа к программам и компонентам ИС и ИТ;</text:p>
      <text:p text:style-name="P8">- обязательное управление потоками данных в локальных сетях и при их передаче по каналам связи на значительные расстояния;</text:p>
      <text:p text:style-name="P8">- наличие системы учёта и регистрации попыток несанкционированного доступа, протоколирования событий в ИС и документов, выводящихся в печать;</text:p>
      <text:p text:style-name="P8">- наличие системы обеспечения целостности информации в ИТ;</text:p>
      <text:p text:style-name="P8">- наличие в ИС необходимых средств восстановления информации. В частности, восстановления информации с магнитных носителей;</text:p>
      <text:p text:style-name="P8">- наличие средств учета носителей информации;</text:p>
      <text:p text:style-name="P8">- наличием физической охраны основных средств и объектов ИС;</text:p>
      <text:p text:style-name="P8"><text:soft-page-break/>- наличием отдельной, специальной службы безопасности информации.</text:p>
      <text:p text:style-name="P8">При рассмотрении структуры CИБ возможен традиционный подход, который выделял бы обеспечивающие ее подсистемы.</text:p>
      <text:p text:style-name="P8">Целевые функции в системе информационной безопасности должны иметь определенные виды собственного программного и иного обеспечения, опираясь на которое система будет осуществлять свои защитные функции. Далее рассмотрим подробнее виды такого обеспечения.</text:p>
      <text:p text:style-name="P8">Для обеспечения безопасности обязательно должно присутствовать правовое обеспечение. Оно представляет собой совокупность нормативно-правовых и подзаконных актов, должностных инструкций, положений, руководств, требования которых являются обязательными в сфере их деятельности по защите информации.</text:p>
      <text:p text:style-name="P8">Организационное обеспечение имеет большое значение. В данном случае под таким обеспечением понимается реализация информационной безопасности с помощью определенных структурных единиц (охраной, службой безопасности и пр.)</text:p>
      <text:p text:style-name="P8">Информационное обеспечение включает в себя сведения, параметры, показатели и данные которые лежать в основе решения задач, обеспечивающих функционирование СИБ.</text:p>
      <text:p text:style-name="P8">Аппаратное обеспечение представляет собой систему оснащения необходимыми техническими средствами, достаточными для функционирования достаточно эффективной системы безопасности.</text:p>
      <text:p text:style-name="P8">Разумеется, что СИБ должна иметь необходимое программное обеспечение. В данном случае подразумеваются различные учетные, статистические и информационные программы, которые способны давать оценку наличия опасных каналов утечки и способов несанкционированного доступа к конфиденциальным данным.</text:p>
      <text:p text:style-name="P8">СИБ основывается еще и на математическом обеспечении, которое представляет собой математические методы, использующиеся при различных расчетах оценки опасности технических средств, находящихся у злоумышленников, для вычисления норм достаточной защиты.</text:p>
      <text:p text:style-name="P8">Лингвистическое обеспечение подразумевает собой наличие системы специальных языковых средств общения между специалистами и пользователями в сфере обеспечения информационной безопасности в организации.</text:p>
      <text:p text:style-name="P8">И, наконец, в нормативно-методическое обеспечение входят нормы и регламенты деятельности служб, органов и средств, реализующих функции защиты информации, которые представляют собой различного рода методики обеспечения информационной безопасности.</text:p>
      <text:p text:style-name="P8">Следует отметить, что из всех мер защиты в настоящее время ведущую роль играют организационные мероприятия. Поэтому возникает вопрос об организации службы безопасности.</text:p>
      <text:p text:style-name="P8">Рассмотрим теперь конкретные методы и средства обеспечения безопасности информации.</text:p>
      <text:p text:style-name="P8">Одним из главных методов защиты является метод препятствия. Он основан на физическом преграждении пути злоумышленнику к защищаемой информации (к аппаратным средствам и т.д.).</text:p>
      <text:p text:style-name="P8">Метод управления доступом - это метод защиты информации при помощи регулирования использования всех ресурсов ИТ и ИС. Такие методы помогают защититься от несанкционированного доступа к информации. Само по себе управление доступом не односложно и имеет следующие функции защиты:</text:p>
      <text:p text:style-name="P8">- присвоение каждому объекту персонального идентификатора (идентификация пользователей);</text:p>
      <text:p text:style-name="P8">- установление подлинности объекта или субъекта по предъявленному им идентификатору;</text:p>
      <text:p text:style-name="P8"><text:soft-page-break/>- проверка полномочий, то есть проверка соответствия дня недели, времени суток, запрашиваемых ресурсов и процедур регламенту;</text:p>
      <text:p text:style-name="P8">- создание определенных условий работы в установленном регламенте;</text:p>
      <text:p text:style-name="P8">- протоколирование всех обращений к защищаемым ресурсам;</text:p>
      <text:p text:style-name="P8">-своевременное реагирование при обнаружении попыток несанкционированных действий.</text:p>
      <text:p text:style-name="P8">При передаче данных по каналам связи очень важно для защиты информации использовать механизмы шифрования. Механизм шифрования представляет собой криптографическое закрытие информации. Метод шифрования применяется как при передаче, так и при обработке и хранении данных на носителях информации. Следует отметить особую надежность данного метода.</text:p>
      <text:p text:style-name="P8">Важнейшей функцией защиты является функция противодействия атакам вирусных программ, которая предполагает целый комплекс разнообразных мер и использования антивирусных программ и при необходимости восстановление ИС после вирусной атаки.</text:p>
      <text:p text:style-name="P8">Совокупность технических средств защиты подразделяется на физические и аппаратные средства.</text:p>
      <text:p text:style-name="P8">К физическим средствам защиты относят всевозможные инженерные устройства и конструкции, препятствующие физическому проникновению злоумышленников на объекты защиты, которые осуществляют защиту персонала, материальных средств и финансов, защиту конфиденциальной информации. Как пример физической защиты можно привести охранную сигнализацию, видеонаблюдения, замки на дверях и пр.</text:p>
      <text:p text:style-name="P8">Аппаратные средства представляют собой технические устройства для защиты ИС, которые встраиваются непосредственно в информационную технику, либо сопрягаются с ней по стандартным интерфейсам.</text:p>
      <text:p text:style-name="P8">Программные средства представляют собой комплекс специальных программ и программных комплексов, предназначенных для защиты информации в ИС. Такие программные средства обычно сопряжены с ПО самой ИС.</text:p>
      <text:p text:style-name="P8">Говоря о средствах ПО системы защиты, необходимо выделить еще программные средства, реализующие механизмы криптографии (шифрования), Криптография - это наука об обеспечении секретности и/или подлинности передаваемых сообщений. Подлинность еще называют аутентичностью.</text:p>
      <text:p text:style-name="P8">Существуют еще организационные, законодательные и морально этические средства защиты.</text:p>
      <text:p text:style-name="P8">Организационные средства осуществляют регламентацию производственной деятельности в ИС таким образом, что утечка информации становится невозможной и все процессы в ИС подконтрольны ее руководству.</text:p>
      <text:p text:style-name="P8">Законодательные средства защиты определены законодательством страны, которыми регламентируются правила пользования, обработки и передачи информации ограниченного доступа и устанавливаются меры ответственности при нарушении данных правил.</text:p>
      <text:p text:style-name="P8">Существуют и морально-этические средства защиты, как всевозможные правила и нормы поведения, которые традиционно сложились ранее, складываются по мере распространения ИС и ИТ в стране и мире. Такие средства могут разрабатываться намеренно.</text:p>
      <text:p text:style-name="P8">Морально-этические нормы могут быть неписаные (моральные качества человека) либо оформлены в специальный свод (устав) правил или предписаний. Эти нормы обычно не являются законодательно утвержденными, но их несоблюдение приводит к падению престижа организации, поэтому они считаются обязательными для исполнения. Характерным примером таких предписаний является Кодекс профессионального поведения членов Ассоциации Пользователей ЭВМ США.</text:p>
      <text:p text:style-name="P8"><text:soft-page-break/>Довольно важным вопросом в защите информации является вопрос правого обеспечения в области информационных технологий. Правовая защита информации - это одно из направлений обеспечения безопасности организации как нормативно-правовая категория, определяющая меру защиты ее интересов от несанкционированного доступа к информации.</text:p>
      <text:p text:style-name="P13">При урегулировании спорных вопросов в области защиты информации большая роль придается правовым нормам, разногласия в этой сфере могут возникать на самых различных уровнях. Помимо этого, в организации должна быть образована юридически оформленная система дисциплинарных мер, которая позволила бы применять взыскания или санкции к нарушителям внутренней политики безопасности предприятия и устанавливать достаточно четкие условия по обеспечению конфиденциальности сведений.</text:p>
      <text:p text:style-name="P13">Уголовная ответственность за создание и распространение компьютерных вирусов принята сейчас в большинстве западных стран. Ответственность за такое деяние может нести не только непосредственный разработчик, но и исполнители и соучастники.</text:p>
      <text:p text:style-name="P13">Рассмотрим противоправные деяния, которые подпадают под признаки правонарушений, предусмотренных некоторыми статьями Уголовного Кодекса Российской Федерации (далее УК РФ) и Кодекса об Административных Правонарушениях РФ (административного Кодекса, КоАП).</text:p>
      <text:p text:style-name="P8">К таким деяниям можно отнести следующие:</text:p>
      <text:p text:style-name="P8">- несанкционированное изменение данных (удаление, вставка, замена или перестановка данных, осуществляемая без ведома владельца);</text:p>
      <text:p text:style-name="P8">- компьютерный саботаж (препятствование важной для предприятия или лица деятельности);</text:p>
      <text:p text:style-name="P8">- повреждение имущества (если поврежденным имуществом является непосредственно ЭВМ или ее компонента);</text:p>
      <text:p text:style-name="P8">- шпионаж (обеспечение доступа для себя или для другого лица к данным, непредназначенным для использования этими лицами и доступ к которым защищен специальным образом);</text:p>
      <text:p text:style-name="P8">- фальсификация документов (в случае, если вирус изменяет данные, предназначенные для доказательства того или иного статуса или права данного лица или группы лиц).</text:p>
      <text:p text:style-name="P8">В Уголовном Кодексе РФ определяется несколько статей по преступлениям в сфере компьютерной информации (ст. ст. 272 - 274), которые отнесены к преступлениям, посягающим на общественную безопасность и общественный порядок. Такой вид преступлений направлен против той части установленного порядка общественных отношений, которые регулируют изготовление, использование, распространение и защиту компьютерной информации.</text:p>
      <text:p text:style-name="P8">Так, статья 272 УК РФ предусматривает ответственность за неправомерный доступ к компьютерной информации, если это повлекло уничтожение, блокирование, кодификацию либо копирование информации. Важным является наличие причинной связи между несанкционированным доступом и наступлением последствий, поэтому простое временное совпадение момента сбоя в компьютерной системе, которое может быть вызвано неисправностями или программными ошибками не влечет уголовной ответственности.</text:p>
      <text:p text:style-name="P4"><text:span text:style-name="T1">Статья 273 УК РФ предусматривает ответственность за создание, использование и распространение вредоносных программ для ЭВМ. Наиболее распространенными видами вредоносных программ являются компьютерные вирусы и логические бомбы. Вирус является лишь одной из таких программ. Для привлечения к ответственности необязательно наступление каких-либо отрицательных последствий, уголовная ответственность наступает уже в результате создания программы, независимо от того использовалась эта программа или </text:span><text:soft-page-break/><text:span text:style-name="T1">нет. Наличие исходных текстов вредоносных программ уже является основанием для привлечения к ответственности. Максимально тяжелым наказанием для преступника в этом случае будет лишение свободы до трех лет.</text:span></text:p>
      <text:p text:style-name="P8">Статья 274 УК РФ определяет ответственность за нарушение правил эксплуатации ЭВМ, систем и сетей, состоящую в несоблюдении правил режима работы. Данная уголовная норма не содержит конкретных технических требований. Применение данной статьи невозможно по Интернет, ее действие распространяется только на локальные сети организаций.</text:p>
      <text:p text:style-name="P8">Следует отметить, что работу в области современных информационных технологий в России осуществляет Государственная Техническая Комиссия (Гостехкомиссия) при Президенте Российской Федерации. В рамках серии руководящих документов (РД) Гостехкомиссии подготовлен проект РД, устанавливающий классификацию межсетевых экранов (firewalls, или брандмауэров) по уровню обеспечения защищенности от несанкционированного доступа (НСД).</text:p>
      <text:h text:style-name="P12" text:outline-level="2">Домены, контроллеры доменов.</text:h>
      <text:p text:style-name="P5"><text:span text:style-name="T7">Домен</text:span> - это набор объектов (компьютеров, пользователей и групп), определенных администратором. Для всех этих объектов используется общая база данных службы каталога (Active Directory) и общие политики безопасности. Кроме того, домен может иметь отношения безопасности с другими доменам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text" style:display-name="footnote text" style:family="paragraph" style:default-outline-level="">
      <style:paragraph-properties fo:margin="100%" fo:margin-left="0cm" fo:margin-right="0cm" fo:margin-top="0cm" fo:margin-bottom="0cm" fo:text-align="start" style:justify-single-word="false" fo:orphans="2" fo:widows="2" fo:text-indent="0cm" style:auto-text-indent="false" style:vertical-align="auto"/>
      <style:text-properties fo:font-size="10pt" fo:language="ru" fo:country="RU" style:font-size-asian="10pt" style:language-asian="ru" style:country-asian="RU" style:font-name-complex="Times New Roman2" style:font-size-complex="10pt" style:language-complex="ar" style:country-complex="SA"/>
    </style:style>
    <style:style style:name="Heading_20_2" style:display-name="Heading 2" style:family="paragraph" style:parent-style-name="Heading" style:next-style-name="Text_20_body" style:default-outline-level="2" style:class="text">
      <style:paragraph-properties fo:margin="100%" fo:margin-left="0cm" fo:margin-right="0cm" fo:margin-top="0.423cm" fo:margin-bottom="0.106cm" fo:text-align="start" style:justify-single-word="false" fo:orphans="2" fo:widows="2" fo:text-indent="1.251cm" style:auto-text-indent="false" fo:keep-with-next="always" style:vertical-align="auto"/>
      <style:text-properties fo:font-size="16pt" fo:language="ru" fo:country="RU" fo:font-style="italic" fo:font-weight="bold" style:font-size-asian="16pt" style:language-asian="ru" style:country-asian="RU" style:font-style-asian="italic" style:font-weight-asian="bold" style:font-name-complex="Arial1" style:font-size-complex="14pt" style:language-complex="ar" style:country-complex="SA" style:font-style-complex="italic" style:font-weight-complex="bold"/>
    </style:style>
    <style:style style:name="Normal_20__28_Web_29_" style:display-name="Normal (Web)" style:family="paragraph" style:default-outline-level="">
      <style:paragraph-properties fo:margin="100%" fo:margin-left="0cm" fo:margin-right="0cm" fo:margin-top="0.176cm" fo:margin-bottom="0.176cm"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text:page-number text:select-page="current">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24:10.82</dc:date>
    <meta:editing-duration>P0D</meta:editing-duration>
    <meta:editing-cycles>2</meta:editing-cycles>
    <meta:generator>LibreOffice/3.5$Windows_x86 LibreOffice_project/165a79a-7059095-e13bb37-fef39a4-9503d18</meta:generator>
    <meta:document-statistic meta:table-count="0" meta:image-count="0" meta:object-count="0" meta:page-count="6" meta:paragraph-count="89" meta:word-count="2058" meta:character-count="17287" meta:non-whitespace-character-count="15318"/>
  </office:meta>
</office:document-meta>
</file>